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1">
      <style:text-properties officeooo:rsid="0018c2b4" officeooo:paragraph-rsid="0018c2b4"/>
    </style:style>
    <style:style style:name="P2" style:family="paragraph" style:parent-style-name="Heading_20_1">
      <style:text-properties officeooo:rsid="001a9fd6" officeooo:paragraph-rsid="001a9fd6"/>
    </style:style>
    <style:style style:name="P3" style:family="paragraph" style:parent-style-name="Heading_20_1">
      <style:text-properties officeooo:rsid="001c8f7c" officeooo:paragraph-rsid="001c8f7c"/>
    </style:style>
    <style:style style:name="P4" style:family="paragraph" style:parent-style-name="Heading_20_1">
      <style:text-properties officeooo:rsid="001f3bbc" officeooo:paragraph-rsid="001f3bbc"/>
    </style:style>
    <style:style style:name="P5" style:family="paragraph" style:parent-style-name="Text_20_body">
      <style:text-properties officeooo:rsid="0018c2b4" officeooo:paragraph-rsid="0018c2b4"/>
    </style:style>
    <style:style style:name="P6" style:family="paragraph" style:parent-style-name="Text_20_body" style:list-style-name="L1">
      <style:text-properties officeooo:rsid="0018c2b4" officeooo:paragraph-rsid="0018c2b4"/>
    </style:style>
    <style:style style:name="P7" style:family="paragraph" style:parent-style-name="Text_20_body">
      <style:text-properties officeooo:rsid="0018c2b4" officeooo:paragraph-rsid="001c8f7c"/>
    </style:style>
    <style:style style:name="P8" style:family="paragraph" style:parent-style-name="Text_20_body" style:list-style-name="L1">
      <style:text-properties officeooo:paragraph-rsid="0018c2b4"/>
    </style:style>
    <style:style style:name="P9" style:family="paragraph" style:parent-style-name="Text_20_body" style:list-style-name="L1">
      <style:text-properties officeooo:rsid="001a9fd6" officeooo:paragraph-rsid="001a9fd6"/>
    </style:style>
    <style:style style:name="P10" style:family="paragraph" style:parent-style-name="Text_20_body" style:list-style-name="L2">
      <style:text-properties officeooo:rsid="001a9fd6" officeooo:paragraph-rsid="001a9fd6"/>
    </style:style>
    <style:style style:name="P11" style:family="paragraph" style:parent-style-name="Text_20_body" style:list-style-name="L1">
      <style:text-properties officeooo:rsid="001c8f7c" officeooo:paragraph-rsid="001c8f7c"/>
    </style:style>
    <style:style style:name="P12" style:family="paragraph" style:parent-style-name="Text_20_body" style:list-style-name="L5">
      <style:text-properties officeooo:rsid="001c8f7c" officeooo:paragraph-rsid="001c8f7c"/>
    </style:style>
    <style:style style:name="P13" style:family="paragraph" style:parent-style-name="Text_20_body">
      <style:text-properties officeooo:rsid="001f3bbc" officeooo:paragraph-rsid="001f3bbc"/>
    </style:style>
    <style:style style:name="P14" style:family="paragraph" style:parent-style-name="Text_20_body" style:list-style-name="L1">
      <style:text-properties officeooo:rsid="00212419" officeooo:paragraph-rsid="00212419"/>
    </style:style>
    <style:style style:name="T1" style:family="text">
      <style:text-properties officeooo:rsid="001a9fd6"/>
    </style:style>
    <style:style style:name="T2" style:family="text">
      <style:text-properties officeooo:rsid="001c8f7c"/>
    </style:style>
    <style:style style:name="T3" style:family="text">
      <style:text-properties officeooo:rsid="001d60cd"/>
    </style:style>
    <style:style style:name="T4" style:family="text">
      <style:text-properties officeooo:rsid="001f3bbc"/>
    </style:style>
    <style:style style:name="T5" style:family="text">
      <style:text-properties officeooo:rsid="00212419"/>
    </style:style>
    <style:style style:name="T6" style:family="text">
      <style:text-properties officeooo:rsid="0024fa9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Meetup <text:span text:style-name="T5">Blockchain Project</text:span></text:p>
      <text:h text:style-name="P1" text:outline-level="1">Purpose</text:h>
      <text:p text:style-name="P5">Build an interest group based ecosystem using tokens.</text:p>
      <text:h text:style-name="P4" text:outline-level="1">Background</text:h>
      <text:p text:style-name="P13">Meetup operates as a website providing membership software, allowing its users to schedule events using a common platform.</text:p>
      <text:h text:style-name="P3" text:outline-level="1">What existing pain points are we trying to solve?</text:h>
      <text:list xml:id="list5316251971698920329" text:style-name="L5">
        <text:list-item>
          <text:p text:style-name="P12">Other then the events, there’s not much user engagement. We will incentivise everyone to <text:span text:style-name="T4">connect and contribute even outside the events.</text:span></text:p>
        </text:list-item>
        <text:list-item>
          <text:p text:style-name="P12">It can be difficult for the group organisers to find sponsors – often the ROI is not measurable, making it hard for sponsors to spend the money. We will make it measurable.</text:p>
        </text:list-item>
        <text:list-item>
          <text:p text:style-name="P12">Group governance – <text:s/>we will allow each community to vote for proposals (e.g. food <text:span text:style-name="T3">choice</text:span>, change of organiser, change of sponsor, venue...)</text:p>
        </text:list-item>
      </text:list>
      <text:h text:style-name="P2" text:outline-level="1">Two token system</text:h>
      <text:list xml:id="list8785589404885889704" text:style-name="L2">
        <text:list-item>
          <text:p text:style-name="P10">Meetup <text:span text:style-name="T2">T</text:span>oken – ERC20 fungible token, the main currency token</text:p>
        </text:list-item>
        <text:list-item>
          <text:p text:style-name="P10">Event <text:span text:style-name="T2">T</text:span>oken – ERC721 non-fungible token, issued to event attendees, also has sponsor’s discount vouchers stamped on it</text:p>
        </text:list-item>
      </text:list>
      <text:h text:style-name="P1" text:outline-level="1">How <text:span text:style-name="T1">to incentivise </text:span>different stakeholders <text:span text:style-name="T1">using tokens?</text:span></text:h>
      <text:p text:style-name="P5"><text:span text:style-name="T2">Individual </text:span>Members</text:p>
      <text:list xml:id="list3162722965676604591" text:style-name="L1">
        <text:list-item>
          <text:p text:style-name="P6">Get free <text:span text:style-name="T2">Meetup T</text:span>okens upon registration</text:p>
        </text:list-item>
        <text:list-item>
          <text:p text:style-name="P11">Pay Meetup Tokens to attend events</text:p>
        </text:list-item>
        <text:list-item>
          <text:p text:style-name="P8"><text:span text:style-name="T2">Penalise certain behaviours (no show, late cancellation) by charging extra Meetup Tookens</text:span></text:p>
        </text:list-item>
        <text:list-item>
          <text:p text:style-name="P6">Earn <text:span text:style-name="T2">Meetup T</text:span>okens by </text:p>
          <text:list>
            <text:list-item>
              <text:p text:style-name="P6">pres<text:span text:style-name="T6">ent in events (attendees vote for how many tokens to be rewarded based on the quality of the presentation)</text:span></text:p>
            </text:list-item>
            <text:list-item>
              <text:p text:style-name="P6">help running events</text:p>
            </text:list-item>
            <text:list-item>
              <text:p text:style-name="P6">share useful resources</text:p>
            </text:list-item>
            <text:list-item>
              <text:p text:style-name="P6"><text:soft-page-break/>participate in group projects</text:p>
            </text:list-item>
          </text:list>
        </text:list-item>
        <text:list-item>
          <text:p text:style-name="P11"><text:span text:style-name="T4">Collect </text:span>Event Tokens by attending events</text:p>
        </text:list-item>
        <text:list-item>
          <text:p text:style-name="P11"><text:span text:style-name="T4">Collect </text:span>Event Tokens to demonstrate skill levels to employer/ recruiters</text:p>
        </text:list-item>
        <text:list-item>
          <text:p text:style-name="P11">Use discount vouchers on the Event Token to buy stuff from the sponsor (pizzas, drinks, insurance policies, anything that the sponsor sells)</text:p>
        </text:list-item>
      </text:list>
      <text:p text:style-name="P5">Sp<text:span text:style-name="T1">onsors</text:span></text:p>
      <text:list xml:id="list225933518055511" text:continue-numbering="true" text:style-name="L1">
        <text:list-item>
          <text:p text:style-name="P9">Provide venue and food, get <text:span text:style-name="T2">Meetup T</text:span>okens in return</text:p>
        </text:list-item>
        <text:list-item>
          <text:p text:style-name="P11">Reward staff and customers with Meetup Tokens (which can be used <text:span text:style-name="T4">by staff and customers </text:span>to attend meetup events)</text:p>
        </text:list-item>
        <text:list-item>
          <text:p text:style-name="P9">Also get the right to <text:span text:style-name="T2">stamp discount vouchers onto each Event Token</text:span></text:p>
        </text:list-item>
        <text:list-item>
          <text:p text:style-name="P11">Use Event Token to track extra revenue generated from the sponsored events, this allows the sponsors to measure the ROI for each sponsorship deal</text:p>
        </text:list-item>
      </text:list>
      <text:p text:style-name="P13">Members community</text:p>
      <text:list xml:id="list225932162829960" text:continue-numbering="true" text:style-name="L1">
        <text:list-item>
          <text:p text:style-name="P14">Vote for proposals</text:p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3T22:11:34.947841246</meta:creation-date>
    <dc:date>2018-04-23T22:59:14.745610402</dc:date>
    <meta:editing-duration>PT42M7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2" meta:paragraph-count="32" meta:word-count="337" meta:character-count="2036" meta:non-whitespace-character-count="1746"/>
  </office:meta>
</office:document-meta>
</file>